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10000000000000200000002000309F1C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7cm" svg:height="1.5cm" svg:x="3cm" svg:y="3cm">
          <text:p text:style-name="P1">isKicking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3" draw:id="id3" draw:layer="layout" svg:width="7cm" svg:height="1.5cm" svg:x="3cm" svg:y="5cm">
          <text:p text:style-name="P1">IsPunching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4" draw:id="id4" draw:layer="layout" svg:width="7cm" svg:height="1.5cm" svg:x="3cm" svg:y="7cm">
          <text:p text:style-name="P1">Kick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8" draw:id="id8" draw:layer="layout" svg:width="7cm" svg:height="1.5cm" svg:x="3cm" svg:y="15cm">
          <text:p text:style-name="P1">Triangl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9" draw:id="id9" draw:layer="layout" svg:width="7.5cm" svg:height="1.5cm" svg:x="19cm" svg:y="3cm">
          <text:p text:style-name="P1">isInAttackStat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10" draw:id="id10" draw:layer="layout" svg:width="7.5cm" svg:height="1.5cm" svg:x="19cm" svg:y="15cm">
          <text:p text:style-name="P1">IsNotInAttackStat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5" draw:id="id5" draw:layer="layout" svg:width="7cm" svg:height="1.5cm" svg:x="3cm" svg:y="9cm">
          <text:p text:style-name="P1">Punch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6" draw:id="id6" draw:layer="layout" svg:width="7cm" svg:height="1.5cm" svg:x="3cm" svg:y="11cm">
          <text:p text:style-name="P1">CrouchFirebal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7" draw:id="id7" draw:layer="layout" svg:width="7cm" svg:height="1.5cm" svg:x="3cm" svg:y="13cm">
          <text:p text:style-name="P1">TriangleAttack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2" draw:id="id2" draw:layer="layout" svg:width="4cm" svg:height="1.5cm" svg:x="12cm" svg:y="9cm">
          <text:p text:style-name="P1">True/False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2" draw:text-style-name="P1" draw:layer="layout" svg:x1="10cm" svg:y1="3.75cm" svg:x2="12cm" svg:y2="9.75cm" draw:start-shape="id1" draw:start-glue-point="1" draw:end-shape="id2" draw:end-glue-point="5" svg:d="m10000 3750h1001v6000h999">
          <text:p/>
        </draw:connector>
        <draw:connector draw:style-name="gr2" draw:text-style-name="P1" draw:layer="layout" svg:x1="10cm" svg:y1="5.75cm" svg:x2="12cm" svg:y2="9.75cm" draw:start-shape="id3" draw:start-glue-point="1" draw:end-shape="id2" draw:end-glue-point="5" svg:d="m10000 5750h1001v4000h999">
          <text:p/>
        </draw:connector>
        <draw:connector draw:style-name="gr2" draw:text-style-name="P1" draw:layer="layout" svg:x1="10cm" svg:y1="7.75cm" svg:x2="12cm" svg:y2="9.75cm" draw:start-shape="id4" draw:start-glue-point="1" draw:end-shape="id2" draw:end-glue-point="5" svg:d="m10000 7750h1001v2000h999">
          <text:p/>
        </draw:connector>
        <draw:connector draw:style-name="gr2" draw:text-style-name="P1" draw:layer="layout" svg:x1="10cm" svg:y1="9.75cm" svg:x2="12cm" svg:y2="9.75cm" draw:start-shape="id5" draw:start-glue-point="1" draw:end-shape="id2" draw:end-glue-point="5" svg:d="m10000 9750h2000">
          <text:p/>
        </draw:connector>
        <draw:connector draw:style-name="gr2" draw:text-style-name="P1" draw:layer="layout" svg:x1="10cm" svg:y1="11.75cm" svg:x2="12cm" svg:y2="9.75cm" draw:start-shape="id6" draw:start-glue-point="1" draw:end-shape="id2" svg:d="m10000 11750h1001v-2000h999">
          <text:p/>
        </draw:connector>
        <draw:connector draw:style-name="gr2" draw:text-style-name="P1" draw:layer="layout" svg:x1="10cm" svg:y1="13.75cm" svg:x2="12cm" svg:y2="9.75cm" draw:start-shape="id7" draw:start-glue-point="1" draw:end-shape="id2" draw:end-glue-point="5" svg:d="m10000 13750h1001v-4000h999">
          <text:p/>
        </draw:connector>
        <draw:connector draw:style-name="gr2" draw:text-style-name="P1" draw:layer="layout" svg:x1="10cm" svg:y1="15.75cm" svg:x2="12cm" svg:y2="9.75cm" draw:start-shape="id8" draw:start-glue-point="1" draw:end-shape="id2" draw:end-glue-point="5" svg:d="m10000 15750h1001v-6000h999">
          <text:p/>
        </draw:connector>
        <draw:connector draw:style-name="gr2" draw:text-style-name="P1" draw:layer="layout" svg:x1="16cm" svg:y1="9.75cm" svg:x2="19cm" svg:y2="3.75cm" draw:start-shape="id2" draw:start-glue-point="7" draw:end-shape="id9" draw:end-glue-point="3" svg:d="m16000 9750h1501v-6000h1499">
          <text:p/>
        </draw:connector>
        <draw:connector draw:style-name="gr2" draw:text-style-name="P1" draw:layer="layout" svg:x1="16cm" svg:y1="9.75cm" svg:x2="19cm" svg:y2="15.75cm" draw:start-shape="id2" draw:start-glue-point="7" draw:end-shape="id10" svg:d="m16000 9750h1501v6000h1499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sv" fo:country="SE" style:font-family-asian="'Andale Sans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T8M20S</meta:editing-duration>
    <meta:editing-cycles>4</meta:editing-cycles>
    <meta:generator>LibreOffice/3.6$Windows_x86 LibreOffice_project/da8c1e6-fd468f4-454e206-f42a4a9-143cfd</meta:generator>
    <dc:date>2012-11-13T23:43:58.23</dc:date>
    <meta:document-statistic meta:object-count="19"/>
  </office:meta>
</office:document-meta>
</file>